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0cm" fo:min-width="0cm" fo:wrap-option="wrap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673cm" loext:decorative="false"/>
      <style:paragraph-properties style:writing-mode="lr-tb"/>
    </style:style>
    <style:style style:name="gr3" style:family="graphic" style:parent-style-name="objectwithoutfill">
      <style:graphic-properties svg:stroke-color="#ff8000" draw:marker-end="Arrowheads_20_1" draw:marker-end-width="0.3cm" draw:fill="none" draw:textarea-vertical-align="middle" loext:decorative="false"/>
    </style:style>
    <style:style style:name="gr4" style:family="graphic" style:parent-style-name="objectwithoutfill">
      <style:graphic-properties svg:stroke-color="#ff0000" draw:marker-end="Arrowheads_20_1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6" style:family="graphic" style:parent-style-name="objectwithoutfill">
      <style:graphic-properties svg:stroke-color="#2a6099" draw:marker-end="Arrowheads_20_1" draw:marker-end-width="0.3cm" draw:fill="none" draw:textarea-vertical-align="middle" loext:decorative="false"/>
    </style:style>
    <style:style style:name="gr7" style:family="graphic" style:parent-style-name="standard">
      <style:graphic-properties draw:stroke="none" svg:stroke-color="#2a6099" draw:fill="none" fo:min-height="0.713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63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ff0000" loext:opacity="100%"/>
    </style:style>
    <style:style style:name="P3" style:family="paragraph">
      <loext:graphic-properties draw:fill="none" draw:fill-color="#ffffff"/>
      <style:text-properties fo:color="#ff0000" loext:opacity="100%"/>
    </style:style>
    <style:style style:name="P4" style:family="paragraph">
      <style:text-properties fo:color="#ff8000" loext:opacity="100%"/>
    </style:style>
    <style:style style:name="P5" style:family="paragraph">
      <loext:graphic-properties draw:fill="none" draw:fill-color="#ffffff"/>
      <style:text-properties fo:color="#ff8000" loext:opacity="100%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color="#2a6099" loext:opacity="100%"/>
    </style:style>
    <style:style style:name="P8" style:family="paragraph">
      <loext:graphic-properties draw:fill="none" draw:fill-color="#ffffff"/>
      <style:text-properties fo:color="#2a6099" loext:opacity="100%"/>
    </style:style>
    <style:style style:name="P9" style:family="paragraph">
      <loext:graphic-properties draw:fill="none"/>
      <style:text-properties fo:color="#2a6099" loext:opacity="100%"/>
    </style:style>
    <style:style style:name="P10" style:family="paragraph">
      <style:text-properties fo:color="#00a933" loext:opacity="100%" fo:font-size="12pt"/>
    </style:style>
    <style:style style:name="P11" style:family="paragraph">
      <loext:graphic-properties draw:fill="none"/>
      <style:text-properties fo:color="#00a933" loext:opacity="100%" fo:font-size="12pt"/>
    </style:style>
    <style:style style:name="P12" style:family="paragraph">
      <style:text-properties fo:color="#00a933" loext:opacity="100%"/>
    </style:style>
    <style:style style:name="P13" style:family="paragraph">
      <loext:graphic-properties draw:fill="none" draw:fill-color="#ffffff"/>
      <style:text-properties fo:color="#00a933" loext:opacity="100%"/>
    </style:style>
    <style:style style:name="P14" style:family="paragraph">
      <style:paragraph-properties fo:margin-left="0cm" fo:margin-right="0cm" fo:margin-top="0cm" fo:margin-bottom="0cm" fo:line-height="100%" fo:text-indent="0cm"/>
      <style:text-properties fo:color="#00a933" loext:opacity="100%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a933" loext:opacity="100%"/>
    </style:style>
    <style:style style:name="T1" style:family="text">
      <style:text-properties fo:color="#ff0000" loext:opacity="100%" style:text-position="0% 100%"/>
    </style:style>
    <style:style style:name="T2" style:family="text">
      <style:text-properties fo:color="#ff0000" loext:opacity="100%" style:text-position="sub 58%"/>
    </style:style>
    <style:style style:name="T3" style:family="text">
      <style:text-properties fo:color="#ff8000" loext:opacity="100%" style:text-position="0% 100%"/>
    </style:style>
    <style:style style:name="T4" style:family="text">
      <style:text-properties fo:color="#ff8000" loext:opacity="100%" style:text-position="sub 58%"/>
    </style:style>
    <style:style style:name="T5" style:family="text">
      <style:text-properties fo:color="#2a6099" loext:opacity="100%" style:text-position="0% 100%"/>
    </style:style>
    <style:style style:name="T6" style:family="text">
      <style:text-properties fo:color="#2a6099" loext:opacity="100%" style:text-position="sub 58%"/>
    </style:style>
    <style:style style:name="T7" style:family="text">
      <style:text-properties style:text-position="0% 100%"/>
    </style:style>
    <style:style style:name="T8" style:family="text">
      <style:text-properties fo:color="#00a933" loext:opacity="100%" style:text-position="0% 100%" fo:font-size="12pt"/>
    </style:style>
    <style:style style:name="T9" style:family="text">
      <style:text-properties fo:color="#00a933" loext:opacity="100%"/>
    </style:style>
    <style:style style:name="T10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a933" loext:opacity="100%" style:text-outline="false" style:text-line-through-style="none" style:text-line-through-type="none" style:text-position="sub 58%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a933" loext:opacity="100%" style:text-position="0% 100%"/>
    </style:style>
    <style:style style:name="T14" style:family="text">
      <style:text-properties fo:color="#00a933" loext:opacity="100%" style:text-position="sub 58%"/>
    </style:style>
    <style:style style:name="T15" style:family="text">
      <style:text-properties fo:color="#000000" loext:opacity="100%"/>
    </style:style>
    <style:style style:name="T16" style:family="text">
      <style:text-properties fo:color="#00a933" loext:opacity="100%" fo:font-weight="bold" style:font-weight-asian="bold" style:font-weight-complex="bold"/>
    </style:style>
    <style:style style:name="T17" style:family="text">
      <style:text-properties fo:color="#000000" loext:opacity="100%" fo:font-weight="normal" style:font-weight-asian="normal" style:font-weight-complex="normal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style:letter-kerning="true" style:font-name-asian="Microsoft YaHei" style:font-size-asian="18pt" style:font-style-asian="normal" style:font-name-complex="Arial" style:font-size-complex="18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18pt" fo:font-style="normal" fo:text-shadow="none" style:text-underline-style="none" style:letter-kerning="true" style:font-name-asian="Microsoft YaHei" style:font-size-asian="18pt" style:font-style-asian="normal" style:font-name-complex="Arial" style:font-size-complex="18pt" style:font-style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000000" loext:opacity="100%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cm" svg:height="0.25cm" svg:x="7cm" svg:y="6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0.25cm" svg:x="8cm" svg:y="6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0.25cm" svg:x="10cm" svg:y="6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0.25cm" svg:x="11cm" svg:y="6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0.25cm" svg:x="13cm" svg:y="6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0.25cm" svg:x="14cm" svg:y="6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0.25cm" svg:x="7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0.25cm" svg:x="8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0.25cm" svg:x="10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0.25cm" svg:x="11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0.25cm" svg:x="13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0.25cm" svg:x="14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0.25cm" svg:x="7cm" svg:y="8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0.25cm" svg:x="8cm" svg:y="8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0.25cm" svg:x="10cm" svg:y="8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0.25cm" svg:x="11cm" svg:y="8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0.25cm" svg:x="13cm" svg:y="8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0.25cm" svg:x="14cm" svg:y="8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0.25cm" svg:x="7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0.25cm" svg:x="8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0.25cm" svg:x="10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0.25cm" svg:x="11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0.25cm" svg:x="13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0.25cm" svg:x="14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0.25cm" svg:x="7cm" svg:y="10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0.25cm" svg:x="8cm" svg:y="10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0.25cm" svg:x="10cm" svg:y="10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0.25cm" svg:x="11cm" svg:y="10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0.25cm" svg:x="13cm" svg:y="10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0.25cm" svg:x="14cm" svg:y="10.76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0.75cm" svg:height="0.962cm" svg:x="5cm" svg:y="5.262cm">
          <draw:text-box>
            <text:p text:style-name="P2"><text:span text:style-name="T1">i</text:span><text:span text:style-name="T2">M</text:span><text:span text:style-name="T2"><text:tab/></text:span><text:span text:style-name="T2"> <text:s text:c="3"/></text:span><text:span text:style-name="T1">0 <text:s text:c="3"/>1 <text:s text:c="8"/>0 <text:s text:c="3"/>1 <text:s text:c="8"/>0 <text:s text:c="3"/>1</text:span></text:p>
          </draw:text-box>
        </draw:frame>
        <draw:frame draw:style-name="gr2" draw:text-style-name="P5" draw:layer="layout" svg:width="10.75cm" svg:height="0.962cm" svg:x="5cm" svg:y="11.55cm">
          <draw:text-box>
            <text:p text:style-name="P4"><text:span text:style-name="T3">i</text:span><text:span text:style-name="T4">N</text:span><text:span text:style-name="T4"><text:tab/></text:span><text:span text:style-name="T4"> <text:s text:c="3"/></text:span><text:span text:style-name="T3"><text:s text:c="3"/>0 <text:s text:c="14"/>1 <text:s text:c="14"/>2</text:span></text:p>
          </draw:text-box>
        </draw:frame>
        <draw:line draw:style-name="gr3" draw:text-style-name="P6" draw:layer="layout" svg:x1="5.5cm" svg:y1="12.512cm" svg:x2="14.5cm" svg:y2="12.512cm">
          <text:p/>
        </draw:line>
        <draw:line draw:style-name="gr4" draw:text-style-name="P6" draw:layer="layout" svg:x1="5.5cm" svg:y1="6.262cm" svg:x2="14.5cm" svg:y2="6.262cm">
          <text:p/>
        </draw:line>
        <draw:frame draw:style-name="gr5" draw:text-style-name="P8" draw:layer="layout" svg:width="1.25cm" svg:height="1cm" svg:x="16cm" svg:y="6.262cm">
          <draw:text-box>
            <text:p text:style-name="P7"><text:span text:style-name="T5">i</text:span><text:span text:style-name="T6">L</text:span></text:p>
          </draw:text-box>
        </draw:frame>
        <draw:line draw:style-name="gr6" draw:text-style-name="P6" draw:layer="layout" svg:x1="15.25cm" svg:y1="6.512cm" svg:x2="15.25cm" svg:y2="11.262cm">
          <text:p/>
        </draw:line>
        <draw:frame draw:style-name="gr7" draw:text-style-name="P9" draw:layer="layout" svg:width="0.853cm" svg:height="0.963cm" svg:x="15.25cm" svg:y="6.299cm">
          <draw:text-box>
            <text:p text:style-name="P7"><text:span text:style-name="T5">0</text:span></text:p>
          </draw:text-box>
        </draw:frame>
        <draw:frame draw:style-name="gr7" draw:text-style-name="P9" draw:layer="layout" svg:width="0.853cm" svg:height="0.963cm" svg:x="15.25cm" svg:y="7.299cm">
          <draw:text-box>
            <text:p text:style-name="P7"><text:span text:style-name="T5">1</text:span></text:p>
          </draw:text-box>
        </draw:frame>
        <draw:frame draw:style-name="gr7" draw:text-style-name="P9" draw:layer="layout" svg:width="0.853cm" svg:height="0.963cm" svg:x="15.25cm" svg:y="8.299cm">
          <draw:text-box>
            <text:p text:style-name="P7"><text:span text:style-name="T7">2</text:span></text:p>
          </draw:text-box>
        </draw:frame>
        <draw:frame draw:style-name="gr7" draw:text-style-name="P9" draw:layer="layout" svg:width="0.853cm" svg:height="0.963cm" svg:x="15.25cm" svg:y="9.262cm">
          <draw:text-box>
            <text:p text:style-name="P7"><text:span text:style-name="T5">3</text:span></text:p>
          </draw:text-box>
        </draw:frame>
        <draw:frame draw:style-name="gr7" draw:text-style-name="P9" draw:layer="layout" svg:width="0.853cm" svg:height="0.963cm" svg:x="15.25cm" svg:y="10.299cm">
          <draw:text-box>
            <text:p text:style-name="P7"><text:span text:style-name="T5">4</text:span></text:p>
          </draw:text-box>
        </draw:frame>
        <draw:frame draw:style-name="gr8" draw:text-style-name="P11" draw:layer="layout" svg:width="7.91cm" svg:height="0.963cm" svg:x="6.34cm" svg:y="6.512cm">
          <draw:text-box>
            <text:p text:style-name="P10"><text:span text:style-name="T8"><text:s/></text:span><text:span text:style-name="T8">0 <text:s text:c="6"/>1 <text:s text:c="14"/>2 <text:s text:c="5"/>3 <text:s text:c="14"/>4 <text:s text:c="5"/>5</text:span></text:p>
          </draw:text-box>
        </draw:frame>
        <draw:frame draw:style-name="gr8" draw:text-style-name="P11" draw:layer="layout" svg:width="8.398cm" svg:height="0.963cm" svg:x="6.352cm" svg:y="7.524cm">
          <draw:text-box>
            <text:p text:style-name="P10"><text:span text:style-name="T8"><text:s/></text:span><text:span text:style-name="T8">6 <text:s text:c="6"/>7 <text:s text:c="14"/>8 <text:s text:c="5"/>9 <text:s text:c="12"/>10 <text:s text:c="4"/>11</text:span></text:p>
          </draw:text-box>
        </draw:frame>
        <draw:frame draw:style-name="gr8" draw:text-style-name="P11" draw:layer="layout" svg:width="8.398cm" svg:height="0.963cm" svg:x="6.102cm" svg:y="8.512cm">
          <draw:text-box>
            <text:p text:style-name="P10"><text:span text:style-name="T8"><text:s/></text:span><text:span text:style-name="T8">12 <text:s text:c="4"/>13 <text:s text:c="12"/>14 <text:s text:c="3"/>15 <text:s text:c="12"/>16 <text:s text:c="4"/>17</text:span></text:p>
          </draw:text-box>
        </draw:frame>
        <draw:frame draw:style-name="gr8" draw:text-style-name="P11" draw:layer="layout" svg:width="8.398cm" svg:height="0.963cm" svg:x="6.102cm" svg:y="9.512cm">
          <draw:text-box>
            <text:p text:style-name="P10"><text:span text:style-name="T8"><text:s/></text:span><text:span text:style-name="T8">18 <text:s text:c="4"/>19 <text:s text:c="12"/>20 <text:s text:c="3"/>21 <text:s text:c="12"/>22 <text:s text:c="4"/>23</text:span></text:p>
          </draw:text-box>
        </draw:frame>
        <draw:frame draw:style-name="gr8" draw:text-style-name="P11" draw:layer="layout" svg:width="8.398cm" svg:height="0.963cm" svg:x="6.102cm" svg:y="10.512cm">
          <draw:text-box>
            <text:p text:style-name="P10"><text:span text:style-name="T8"><text:s/></text:span><text:span text:style-name="T8">24 <text:s text:c="4"/>25 <text:s text:c="12"/>26 <text:s text:c="3"/>27 <text:s text:c="12"/>28 <text:s text:c="4"/>29</text:span></text:p>
          </draw:text-box>
        </draw:frame>
        <draw:frame draw:style-name="gr5" draw:text-style-name="P13" draw:layer="layout" svg:width="1.25cm" svg:height="1cm" svg:x="5.5cm" svg:y="7.512cm">
          <draw:text-box>
            <text:p text:style-name="P12"><text:span text:style-name="T9">k</text:span></text:p>
          </draw:text-box>
        </draw:frame>
        <draw:frame draw:style-name="gr9" draw:text-style-name="P13" draw:layer="layout" svg:width="6.25cm" svg:height="1.25cm" svg:x="7.494cm" svg:y="13cm">
          <draw:text-box>
            <text:p text:style-name="P12"><text:span text:style-name="T10">k = </text:span><text:span text:style-name="T11">i</text:span><text:span text:style-name="T12">N</text:span><text:span text:style-name="T11">ML + i</text:span><text:span text:style-name="T12">L</text:span><text:span text:style-name="T11">M + </text:span><text:span text:style-name="T13">i</text:span><text:span text:style-name="T14">M</text:span></text:p>
          </draw:text-box>
        </draw:frame>
        <draw:custom-shape draw:style-name="gr1" draw:text-style-name="P1" draw:layer="layout" svg:width="0.25cm" svg:height="0.25cm" svg:x="7.75cm" svg:y="20.5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0.25cm" svg:x="10.75cm" svg:y="20.5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0.25cm" svg:x="13.75cm" svg:y="20.5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0.25cm" svg:x="7.75cm" svg:y="21.5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0.25cm" svg:x="10.75cm" svg:y="21.5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0.25cm" svg:x="13.75cm" svg:y="21.5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0.25cm" svg:x="7.75cm" svg:y="22.5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0.25cm" svg:x="10.75cm" svg:y="22.5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0.25cm" svg:x="13.75cm" svg:y="22.5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0.25cm" svg:x="7.75cm" svg:y="23.5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0.25cm" svg:x="10.75cm" svg:y="23.5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0.25cm" svg:x="13.75cm" svg:y="23.5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0.25cm" svg:x="7.75cm" svg:y="24.5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0.25cm" svg:x="10.75cm" svg:y="24.5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0.25cm" svg:x="13.75cm" svg:y="24.512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0.75cm" svg:height="0.962cm" svg:x="5.25cm" svg:y="19cm">
          <draw:text-box>
            <text:p text:style-name="P4"><text:span text:style-name="T3">i</text:span><text:span text:style-name="T4">N</text:span><text:span text:style-name="T4"><text:tab/></text:span><text:span text:style-name="T4"> <text:s text:c="3"/></text:span><text:span text:style-name="T3"><text:s text:c="3"/>0 <text:s text:c="14"/>1 <text:s text:c="14"/>2</text:span></text:p>
          </draw:text-box>
        </draw:frame>
        <draw:line draw:style-name="gr3" draw:text-style-name="P6" draw:layer="layout" svg:x1="6.5cm" svg:y1="20cm" svg:x2="14.25cm" svg:y2="20cm">
          <text:p/>
        </draw:line>
        <draw:line draw:style-name="gr6" draw:text-style-name="P6" draw:layer="layout" svg:x1="15cm" svg:y1="20.262cm" svg:x2="15cm" svg:y2="25.012cm">
          <text:p/>
        </draw:line>
        <draw:frame draw:style-name="gr7" draw:text-style-name="P9" draw:layer="layout" svg:width="0.853cm" svg:height="0.963cm" svg:x="15cm" svg:y="20.049cm">
          <draw:text-box>
            <text:p text:style-name="P7"><text:span text:style-name="T5">0</text:span></text:p>
          </draw:text-box>
        </draw:frame>
        <draw:frame draw:style-name="gr7" draw:text-style-name="P9" draw:layer="layout" svg:width="0.853cm" svg:height="0.963cm" svg:x="15cm" svg:y="21.049cm">
          <draw:text-box>
            <text:p text:style-name="P7"><text:span text:style-name="T5">1</text:span></text:p>
          </draw:text-box>
        </draw:frame>
        <draw:frame draw:style-name="gr7" draw:text-style-name="P9" draw:layer="layout" svg:width="0.853cm" svg:height="0.963cm" svg:x="15cm" svg:y="22.049cm">
          <draw:text-box>
            <text:p text:style-name="P7"><text:span text:style-name="T7">2</text:span></text:p>
          </draw:text-box>
        </draw:frame>
        <draw:frame draw:style-name="gr7" draw:text-style-name="P9" draw:layer="layout" svg:width="0.853cm" svg:height="0.963cm" svg:x="15cm" svg:y="23.012cm">
          <draw:text-box>
            <text:p text:style-name="P7"><text:span text:style-name="T5">3</text:span></text:p>
          </draw:text-box>
        </draw:frame>
        <draw:frame draw:style-name="gr7" draw:text-style-name="P9" draw:layer="layout" svg:width="0.853cm" svg:height="0.963cm" svg:x="15cm" svg:y="24.049cm">
          <draw:text-box>
            <text:p text:style-name="P7"><text:span text:style-name="T5">4</text:span></text:p>
          </draw:text-box>
        </draw:frame>
        <draw:frame draw:style-name="gr8" draw:text-style-name="P11" draw:layer="layout" svg:width="7.91cm" svg:height="0.963cm" svg:x="7.09cm" svg:y="20.25cm">
          <draw:text-box>
            <text:p text:style-name="P10"><text:span text:style-name="T8"><text:s/></text:span><text:span text:style-name="T8">0 <text:s text:c="22"/>1 <text:s text:c="23"/>2</text:span></text:p>
          </draw:text-box>
        </draw:frame>
        <draw:frame draw:style-name="gr5" draw:text-style-name="P13" draw:layer="layout" svg:width="1.25cm" svg:height="1cm" svg:x="5.75cm" svg:y="21.25cm">
          <draw:text-box>
            <text:p text:style-name="P12"><text:span text:style-name="T9">k</text:span></text:p>
          </draw:text-box>
        </draw:frame>
        <draw:frame draw:style-name="gr9" draw:text-style-name="P13" draw:layer="layout" svg:width="6.25cm" svg:height="1.25cm" svg:x="7cm" svg:y="25.25cm">
          <draw:text-box>
            <text:p text:style-name="P12"><text:span text:style-name="T10">k = </text:span><text:span text:style-name="T11">i</text:span><text:span text:style-name="T12">L</text:span><text:span text:style-name="T11">N + </text:span><text:span text:style-name="T13">i</text:span><text:span text:style-name="T14">N</text:span></text:p>
          </draw:text-box>
        </draw:frame>
        <draw:frame draw:style-name="gr8" draw:text-style-name="P11" draw:layer="layout" svg:width="7.91cm" svg:height="0.963cm" svg:x="7.09cm" svg:y="21.25cm">
          <draw:text-box>
            <text:p text:style-name="P10"><text:span text:style-name="T8"><text:s/></text:span><text:span text:style-name="T8">3 <text:s text:c="22"/>4 <text:s text:c="23"/>5</text:span></text:p>
          </draw:text-box>
        </draw:frame>
        <draw:frame draw:style-name="gr8" draw:text-style-name="P11" draw:layer="layout" svg:width="7.91cm" svg:height="0.963cm" svg:x="7.09cm" svg:y="22.287cm">
          <draw:text-box>
            <text:p text:style-name="P10"><text:span text:style-name="T8"><text:s/></text:span><text:span text:style-name="T8">6 <text:s text:c="22"/>7 <text:s text:c="23"/>8</text:span></text:p>
          </draw:text-box>
        </draw:frame>
        <draw:frame draw:style-name="gr8" draw:text-style-name="P11" draw:layer="layout" svg:width="7.91cm" svg:height="0.963cm" svg:x="7.09cm" svg:y="23.25cm">
          <draw:text-box>
            <text:p text:style-name="P10"><text:span text:style-name="T8"><text:s/></text:span><text:span text:style-name="T8">9 <text:s text:c="21"/>10 <text:s text:c="21"/>11</text:span></text:p>
          </draw:text-box>
        </draw:frame>
        <draw:frame draw:style-name="gr8" draw:text-style-name="P11" draw:layer="layout" svg:width="7.91cm" svg:height="0.963cm" svg:x="7cm" svg:y="24.25cm">
          <draw:text-box>
            <text:p text:style-name="P10"><text:span text:style-name="T8">12 <text:s text:c="20"/>13 <text:s text:c="21"/>14</text:span></text:p>
          </draw:text-box>
        </draw:frame>
        <draw:frame draw:style-name="gr5" draw:text-style-name="P8" draw:layer="layout" svg:width="1.25cm" svg:height="1cm" svg:x="15.75cm" svg:y="20cm">
          <draw:text-box>
            <text:p text:style-name="P7"><text:span text:style-name="T5">i</text:span><text:span text:style-name="T6">L</text:span></text:p>
          </draw:text-box>
        </draw:frame>
        <draw:frame draw:style-name="gr5" draw:text-style-name="P13" draw:layer="layout" svg:width="6.5cm" svg:height="1cm" svg:x="7.75cm" svg:y="4.25cm">
          <draw:text-box>
            <text:p text:style-name="P12"><text:span text:style-name="T15">For</text:span><text:span text:style-name="T9"> </text:span><text:span text:style-name="T16">v</text:span><text:span text:style-name="T17"> (input vector)</text:span></text:p>
          </draw:text-box>
        </draw:frame>
        <draw:frame draw:style-name="gr10" draw:text-style-name="P15" draw:layer="layout" svg:width="6.75cm" svg:height="0.962cm" svg:x="7.5cm" svg:y="18.116cm">
          <draw:text-box>
            <text:p text:style-name="P14"><text:span text:style-name="T18">For</text:span><text:span text:style-name="T19"> </text:span><text:span text:style-name="T20">y</text:span><text:span text:style-name="T21"> (output vector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23T16:36:13.196000000</meta:creation-date>
    <dc:date>2024-07-24T12:48:22.218000000</dc:date>
    <meta:editing-duration>PT9H21M26S</meta:editing-duration>
    <meta:editing-cycles>4</meta:editing-cycles>
    <meta:generator>LibreOffice/24.2.1.2$Windows_X86_64 LibreOffice_project/db4def46b0453cc22e2d0305797cf981b68ef5ac</meta:generator>
    <meta:document-statistic meta:object-count="81"/>
  </office:meta>
</office:document-meta>
</file>